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portsContextCustomizer.ImportsContextCustomizer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sContextCustomizer.customizeContext( ConfigurableApplicationContext context , MergedContextConfiguration merged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portsContextCustomizerFactory.createContextCustomizer( Class &lt; ? &gt; testClass , List &lt; ContextConfigurationAttributes &gt; configAttribut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